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2ae38" fo:background-color="transparent"/>
    </style:style>
    <style:style style:name="T1" style:family="text">
      <style:text-properties officeooo:rsid="0002a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ejerciciovariables {</text:p>
      <text:p text:style-name="P1"/>
      <text:p text:style-name="P1">public static void main(String[ ] args) {</text:p>
      <text:p text:style-name="P1"/>
      <text:p text:style-name="P1">boolean casado = true; →<text:span text:style-name="T1"> boleano es para si una opcion es verdadera o falsa</text:span></text:p>
      <text:p text:style-name="P2"/>
      <text:p text:style-name="P2">int maximo = 999999; →<text:span text:style-name="T1"> es el mas pequeño que acepta 6 cifras.</text:span></text:p>
      <text:p text:style-name="P2"/>
      <text:p text:style-name="P2">byte diaSemana = 31; →<text:span text:style-name="T1"> su maximo son 8 bits.</text:span></text:p>
      <text:p text:style-name="P2"/>
      <text:p text:style-name="P2">short diaAyo= 365; →<text:span text:style-name="T1"> su maximo son 16 bits.</text:span></text:p>
      <text:p text:style-name="P2"/>
      <text:p text:style-name="P2">long min = 129833280000L; →<text:span text:style-name="T1"> entero de 64 bits, el unico dato que acepta numeros tan grandes.</text:span></text:p>
      <text:p text:style-name="P2"><text:tab/><text:tab/></text:p>
      <text:p text:style-name="P2">float totalFactura = 10350.678f; →<text:span text:style-name="T1"> float para numeros de coma flotante.</text:span></text:p>
      <text:p text:style-name="P2"><text:tab/><text:tab/></text:p>
      <text:p text:style-name="P2">long poblacion = 6775235741L; → <text:span text:style-name="T1">entero de 64 bits, el unico dato que acepta numeros tan grandes. </text:span></text:p>
      <text:p text:style-name="P2"><text:tab/><text:tab/></text:p>
      <text:p text:style-name="P2">String sexo = "M"; →<text:span text:style-name="T1"> dato de cadena de texto.</text:span></text:p>
      <text:p text:style-name="P1"><text:tab/>} </text:p>
      <text:p text:style-name="P1">}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22:45:58.932615038</meta:creation-date>
    <dc:date>2017-10-15T00:11:31.630456086</dc:date>
    <meta:editing-duration>PT1H14M52S</meta:editing-duration>
    <meta:editing-cycles>1</meta:editing-cycles>
    <meta:document-statistic meta:table-count="0" meta:image-count="0" meta:object-count="0" meta:page-count="1" meta:paragraph-count="15" meta:word-count="115" meta:character-count="613" meta:non-whitespace-character-count="500"/>
    <meta:generator>LibreOffice/5.4.1.2.0$Linux_X86_64 LibreOffice_project/40m0$Build-2</meta:generator>
  </office:meta>
</office:document-meta>
</file>